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D" style:family="table-column">
      <style:table-column-properties style:column-width="1.6736in" style:rel-column-width="16386*"/>
    </style:style>
    <style:style style:name="Table3.A1" style:family="table-cell">
      <style:table-cell-properties fo:padding="0.0382in" fo:border-left="0.0007in solid #b3b3b3" fo:border-right="none" fo:border-top="0.0007in solid #b3b3b3" fo:border-bottom="0.0007in solid #b3b3b3"/>
    </style:style>
    <style:style style:name="Table3.D1" style:family="table-cell">
      <style:table-cell-properties fo:padding="0.0382in" fo:border="0.0007in solid #b3b3b3"/>
    </style:style>
    <style:style style:name="Table3.A2" style:family="table-cell">
      <style:table-cell-properties fo:padding="0.0382in" fo:border-left="0.0007in solid #b3b3b3" fo:border-right="none" fo:border-top="none" fo:border-bottom="0.0007in solid #b3b3b3"/>
    </style:style>
    <style:style style:name="Table3.D2" style:family="table-cell">
      <style:table-cell-properties fo:padding="0.0382in" fo:border-left="0.0007in solid #b3b3b3" fo:border-right="0.0007in solid #b3b3b3" fo:border-top="none" fo:border-bottom="0.0007in solid #b3b3b3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0*"/>
    </style:style>
    <style:style style:name="Table2.B" style:family="table-column">
      <style:table-column-properties style:column-width="1.6736in" style:rel-column-width="16387*"/>
    </style:style>
    <style:style style:name="Table2.D" style:family="table-column">
      <style:table-column-properties style:column-width="1.6736in" style:rel-column-width="16388*"/>
    </style:style>
    <style:style style:name="Table2.A1" style:family="table-cell">
      <style:table-cell-properties fo:padding="0.0382in" fo:border-left="none" fo:border-right="none" fo:border-top="none" fo:border-bottom="0.0007in solid #000000"/>
    </style:style>
    <style:style style:name="Table2.A2" style:family="table-cell">
      <style:table-cell-properties fo:padding="0.0382in" fo:border="none"/>
    </style:style>
    <style:style style:name="Table2.A4" style:family="table-cell">
      <style:table-cell-properties fo:padding="0.0382in" fo:border-left="none" fo:border-right="none" fo:border-top="none" fo:border-bottom="0.0007in solid #b3b3b3"/>
    </style:style>
    <style:style style:name="P1" style:family="paragraph" style:parent-style-name="terp_5f_tblheader_5f_General_5f_Centre">
      <style:text-properties style:font-name="DejaVu Sans" fo:font-size="8pt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DejaVu Sans" fo:font-size="8pt" style:font-name-asian="AR PL ShanHeiSun Uni" style:font-size-asian="8pt" style:font-name-complex="Tahoma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DejaVu Sans" fo:font-size="8pt" style:font-name-asian="AR PL ShanHeiSun Uni" style:font-size-asian="8pt" style:font-name-complex="Tahoma" style:font-size-complex="8pt"/>
    </style:style>
    <style:style style:name="P4" style:family="paragraph" style:parent-style-name="Table_20_Contents">
      <style:paragraph-properties fo:text-align="end" style:justify-single-word="false"/>
      <style:text-properties style:font-name="DejaVu Sans" fo:font-size="8pt" style:font-name-asian="AR PL ShanHeiSun Uni" style:font-size-asian="8pt" style:font-name-complex="Tahoma" style:font-size-complex="8pt"/>
    </style:style>
    <style:style style:name="P5" style:family="paragraph" style:parent-style-name="terp_5f_tblheader_5f_Details_5f_Right">
      <style:paragraph-properties fo:text-align="end" style:justify-single-word="false"/>
      <style:text-properties style:font-name="DejaVu Sans"/>
    </style:style>
    <style:style style:name="P6" style:family="paragraph" style:parent-style-name="terp_5f_default_5f_9">
      <style:text-properties fo:color="#000000" style:font-name="DejaVu Sans"/>
    </style:style>
    <style:style style:name="P7" style:family="paragraph" style:parent-style-name="terp_5f_default_5f_9">
      <style:text-properties fo:color="#000000" style:font-name="DejaVu Sans" fo:font-size="9pt" style:font-size-asian="7.84999990463257pt" style:font-size-complex="9pt"/>
    </style:style>
    <style:style style:name="P8" style:family="paragraph" style:parent-style-name="terp_5f_default_5f_9">
      <style:text-properties fo:color="#000000" style:font-name="DejaVu Sans" fo:font-size="12pt" style:font-size-asian="12pt" style:font-size-complex="12pt"/>
    </style:style>
    <style:style style:name="P9" style:family="paragraph" style:parent-style-name="terp_5f_header">
      <style:text-properties fo:color="#000000" style:font-name="DejaVu Sans"/>
    </style:style>
    <style:style style:name="P10" style:family="paragraph" style:parent-style-name="terp_5f_default_5f_Bold_5f_9">
      <style:paragraph-properties fo:text-align="start" style:justify-single-word="false"/>
      <style:text-properties style:font-name="DejaVu Sans" fo:font-size="8pt" style:font-name-asian="AR PL ShanHeiSun Uni" style:font-size-asian="8pt" style:font-name-complex="Tahoma" style:font-size-complex="8pt"/>
    </style:style>
    <style:style style:name="P11" style:family="paragraph" style:parent-style-name="terp_5f_default_5f_Bold_5f_9">
      <style:paragraph-properties fo:text-align="start" style:justify-single-word="false"/>
      <style:text-properties style:font-name="DejaVu Sans" fo:font-size="9pt" style:font-name-asian="AR PL ShanHeiSun Uni" style:font-size-asian="9pt" style:font-name-complex="Tahoma" style:font-size-complex="9pt"/>
    </style:style>
    <style:style style:name="P12" style:family="paragraph" style:parent-style-name="terp_5f_tblheader_5f_Details">
      <style:text-properties style:font-name="DejaVu Sans"/>
    </style:style>
    <style:style style:name="P13" style:family="paragraph" style:parent-style-name="terp_5f_tblheader_5f_Details_5f_Centre">
      <style:paragraph-properties fo:text-align="center" style:justify-single-word="false"/>
      <style:text-properties style:font-name="DejaVu Sans"/>
    </style:style>
    <style:style style:name="P14" style:family="paragraph" style:parent-style-name="terp_5f_default_5f_8">
      <style:text-properties fo:color="#000000" style:font-name="DejaVu Sans"/>
    </style:style>
    <style:style style:name="P15" style:family="paragraph" style:parent-style-name="terp_5f_default_5f_8">
      <style:text-properties style:font-name="DejaVu Sans" fo:font-size="9pt" style:font-size-asian="7.84999990463257pt" style:font-size-complex="9pt"/>
    </style:style>
    <style:style style:name="P16" style:family="paragraph" style:parent-style-name="terp_5f_default_5f_8" style:master-page-name="First_20_Page">
      <style:paragraph-properties style:page-number="auto"/>
      <style:text-properties fo:color="#000000" style:font-name="DejaVu Sans"/>
    </style:style>
    <style:style style:name="T1" style:family="text">
      <style:text-properties fo:font-size="8pt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placeholder text:placeholder-type="text">&lt;setLang(o.partner_id.lang)&gt;</text:placeholder></text:p>
      <text:p text:style-name="P14"><text:text-input text:description="&lt;o.address_id.company_ext&gt;">o.address_id.company_ext</text:text-input></text:p>
      <text:p text:style-name="P14"><text:text-input text:description="&lt;o.address_id.department_company_ext&gt;">o.address_id.partner_id.department_company_ext</text:text-input></text:p>
      <text:p text:style-name="P14"><text:text-input text:description="&lt;o.address_id.title.name&gt;">picking.address_id.title.name</text:text-input> <text:text-input text:description="&lt;o.address_id.prename&gt;">picking.address_id.prename</text:text-input> <text:text-input text:description="&lt;o.address_id.name&gt;">picking.address_id.name</text:text-input></text:p>
      <text:p text:style-name="P14"><text:text-input text:description="&lt;o.address_id.street&gt;">picking.address_id.street</text:text-input><text:text-input text:description="&lt;if test=&quot;o.address_id.street2&quot;&gt;">&lt;if test="o.address_id.street2"&gt;</text:text-input><text:line-break/><text:text-input text:description="&lt;o.address_id.street2&gt;">&lt;o.address_id.street2&gt;</text:text-input><text:text-input text:description="&lt;/if&gt;">&lt;/if&gt;</text:text-input></text:p>
      <text:p text:style-name="P14"><text:text-input text:description="&lt;o.address_id.zip&gt;">o.address_id.zip</text:text-input></text:p>
      <text:p text:style-name="P14"><text:text-input text:description="&lt;o.address_id.city&gt;">&lt;o.address_id.city&gt;</text:text-input></text:p>
      <text:p text:style-name="P14"/>
      <text:p text:style-name="P14"/>
      <text:p text:style-name="P9"><text:text-input text:description="&lt;_(&quot;Packing List:&quot;)&gt;">Packing List:</text:text-input> <text:text-input text:description="&lt;o.name&gt;">picking.name</text:text-input></text:p>
      <text:p text:style-name="P9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1"><text:text-input text:description="&lt;_(&quot;Order(Origin)&quot;)&gt;">&lt;_("Order(Origin)")&gt;</text:text-input></text:p>
          </table:table-cell>
          <table:table-cell table:style-name="Table3.A1" office:value-type="string">
            <text:p text:style-name="P1"><text:text-input text:description="&lt;_(&quot;Recipient&quot;)&gt;">Recipient</text:text-input></text:p>
          </table:table-cell>
          <table:table-cell table:style-name="Table3.A1" office:value-type="string">
            <text:p text:style-name="P1"><text:text-input text:description="&lt;_(&quot;Expected Shipping Date&quot;)&gt;">Expected Shipping Date </text:text-input></text:p>
          </table:table-cell>
          <table:table-cell table:style-name="Table3.D1" office:value-type="string">
            <text:p text:style-name="P1"><text:text-input text:description="&lt;_(&quot;Prepared by:&quot;)&gt;">Prepared by:</text:text-input></text:p>
          </table:table-cell>
        </table:table-row>
        <table:table-row>
          <table:table-cell table:style-name="Table3.A2" office:value-type="string">
            <text:p text:style-name="P3"><text:text-input text:description="&lt;o.client_order_ref&gt;">picking.client_order_ref</text:text-input></text:p>
          </table:table-cell>
          <table:table-cell table:style-name="Table3.A2" office:value-type="string">
            <text:p text:style-name="P3"><text:text-input text:description="&lt;o.address_id.title.name&gt;">picking.address_id.title.name</text:text-input></text:p>
          </table:table-cell>
          <table:table-cell table:style-name="Table3.A2" office:value-type="string">
            <text:p text:style-name="P3"><text:text-input text:description="&lt;if test=&quot;o.date&quot;&gt;">&lt;if test="picking.date"&gt;</text:text-input><text:text-input text:description="&lt;formatLang(o.date,date=True)&gt;">&lt;picking.date&gt;</text:text-input><text:text-input text:description="&lt;/if&gt;">&lt;/if&gt;</text:text-input></text:p>
          </table:table-cell>
          <table:table-cell table:style-name="Table3.D2" office:value-type="string">
            <text:p text:style-name="P3"><text:text-input text:description="&lt;o.write_uid.name or o.create_uid.name&gt;">picking.write_uid.name or picking.create_uid.name&gt;</text:text-input></text:p>
          </table:table-cell>
        </table:table-row>
      </table:table>
      <text:p text:style-name="P9"/>
      <text:p text:style-name="P6"><text:span text:style-name="T1"><text:text-input text:description="&lt;if test=&quot;o.note&quot;&gt;">&lt;if test="o.notes"&gt;</text:text-input></text:span><text:span text:style-name="T1"><text:text-input text:description="&lt;o.note&gt;">&lt;o.notes&gt;</text:text-input></text:span><text:span text:style-name="T1"> </text:span><text:span text:style-name="T1"><text:text-input text:description="&lt;/if&gt;">&lt;/if&gt;</text:text-input></text:span>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>
          <table:table-cell table:style-name="Table2.A1" office:value-type="string">
            <text:p text:style-name="P12"><text:text-input text:description="&lt;_(&quot;Manufacturer&quot;)&gt;">Manufacturer</text:text-input></text:p>
          </table:table-cell>
          <table:table-cell table:style-name="Table2.A1" office:value-type="string">
            <text:p text:style-name="P12"><text:text-input text:description="&lt;_(&quot;Description&quot;)&gt;">Description</text:text-input></text:p>
          </table:table-cell>
          <table:table-cell table:style-name="Table2.A1" office:value-type="string">
            <text:p text:style-name="P13"><text:text-input text:description="&lt;_(&quot;Lot&quot;)&gt;">Lot</text:text-input></text:p>
          </table:table-cell>
          <table:table-cell table:style-name="Table2.A1" office:value-type="string">
            <text:p text:style-name="P5"><text:text-input text:description="&lt;_(&quot;Quantity&quot;)&gt;">Quantity</text:text-input></text:p>
          </table:table-cell>
        </table:table-row>
        <table:table-row>
          <table:table-cell table:style-name="Table2.A2" office:value-type="string">
            <text:p text:style-name="P2"><text:text-input text:description="&lt;for each=&quot;move_lines in o.move_lines&quot;&gt;">&lt;for each="move_lines in picking.move_lines"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><text:text-input text:description="&lt;if test=&quot;move_lines.state == 'confirmed' or move_lines.state=='done' or move_lines.state=='assigned'&quot;&gt;">&lt;if test="move_lines.state == 'confirmed' or move_lines.state=='done' or move_lines.state=='assigned')"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>
          <table:table-cell table:style-name="Table2.A4" office:value-type="string">
            <text:p text:style-name="P2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2">[ <text:text-input text:description="&lt;move_lines.product_id.default_code&gt;">move_lines.product_id.default_code</text:text-input> ] <text:s/>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3"><text:text-input text:description="&lt;move_lines.prodlot_id.name&gt;">move_lines.prodlot_id.name</text:text-input></text:p>
          </table:table-cell>
          <table:table-cell table:style-name="Table2.A4" office:value-type="string">
            <text:p text:style-name="P4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2"><text:text-input text:description="&lt;/if&gt;">&lt;/if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><text:text-input text:description="&lt;/for&gt;">&lt;/for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><text:text-input text:description="&lt;if test=&quot;[line for line in o.move_lines if (line.state == 'draft'  or line.state=='waiting' )]&quot;&gt;">&lt;if test="[line for line in o.move_lines if (line.state == 'draft'  or line.state=='waiting' )]"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>
          <table:table-cell table:style-name="Table2.A2" table:number-columns-spanned="4" office:value-type="string">
            <text:p text:style-name="P11"><text:text-input text:description="&lt;_(&quot;Non Assigned Products:&quot;)&gt;">Non Assigned Products:</text:text-input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"><text:text-input text:description="&lt;for each=&quot;move_lines in [line for line in o.move_lines if (line.state == 'draft' or line.state=='waiting')]&quot;&gt;">&lt;for each="move_lines in [line for line in o.move_lines if (line.state == 'draft' or line.state=='waiting')]"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>
          <table:table-cell table:style-name="Table2.A4" office:value-type="string">
            <text:p text:style-name="P2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2">[ <text:text-input text:description="&lt;move_lines.product_id.default_code&gt;">move_lines.product_id.default_code</text:text-input> ] 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3"><text:text-input text:description="&lt;move_lines.prodlot_id.name&gt;">move_lines.prodlot_id.name</text:text-input></text:p>
          </table:table-cell>
          <table:table-cell table:style-name="Table2.A4" office:value-type="string">
            <text:p text:style-name="P4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2"><text:text-input text:description="&lt;/for&gt;">&lt;/for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10"><text:text-input text:description="&lt;/if&gt;">&lt;/if&gt;</text:text-input></text:p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7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terp_5f_header" style:display-name="terp_header" style:family="paragraph" style:parent-style-name="Heading" style:class="text">
      <style:paragraph-properties fo:margin-top="0in" fo:margin-bottom="0in"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8" style:display-name="terp_default_8" style:family="paragraph" style:parent-style-name="terp_5f_header">
      <style:paragraph-properties fo:margin-top="0in" fo:margin-bottom="0in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in" fo:margin-bottom="0in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  <style:text-properties style:font-size-asian="14.5pt" style:font-size-complex="14.5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margin-top="0in" fo:margin-bottom="0in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Right_5f_9" style:display-name="terp_default_Right_9" style:family="paragraph" style:parent-style-name="terp_5f_default_5f_Right_5f_8" style:master-page-name="">
      <style:paragraph-properties style:page-number="auto" style:shadow="none"/>
      <style:text-properties fo:font-size="9pt"/>
    </style:style>
    <style:style style:name="terp_5f_default_5f_2" style:display-name="terp_default_2" style:family="paragraph" style:parent-style-name="terp_5f_default_5f_9" style:master-page-name="">
      <style:paragraph-properties style:page-number="auto"/>
      <style:text-properties fo:font-size="2pt"/>
    </style:style>
    <style:style style:name="terp_5f_default_5f_5cm_5f_Above_5f_Space" style:display-name="terp_default_5cm_Above_Space" style:family="paragraph" style:parent-style-name="terp_5f_default_5f_8">
      <style:paragraph-properties fo:margin-top="0.0783in" fo:margin-bottom="0in"/>
    </style:style>
    <style:style style:name="terp_5f_default_5f_1cm_5f_above_5f_space" style:display-name="terp_default_1cm_above_space" style:family="paragraph" style:parent-style-name="terp_5f_default_5f_5cm_5f_Above_5f_Space" style:master-page-name="">
      <style:paragraph-properties fo:margin-top="0.0398in" fo:margin-bottom="0in" style:page-number="auto" fo:background-color="transparent" style:shadow="none">
        <style:tab-stops/>
        <style:background-image/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0055in" fo:margin-right="0.790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meta:initial-creator>Vinay Rana</meta:initial-creator>
    <meta:creation-date>2008-08-26T11:04:38</meta:creation-date>
    <dc:date>2013-07-20T07:45:33</dc:date>
    <meta:editing-cycles>534</meta:editing-cycles>
    <meta:editing-duration>P2DT9H41M55S</meta:editing-duration>
    <meta:document-statistic meta:table-count="2" meta:image-count="0" meta:object-count="0" meta:page-count="1" meta:paragraph-count="39" meta:word-count="118" meta:character-count="1593"/>
    <meta:user-defined meta:name="Info 1">http://localhost:8069</meta:user-defined>
    <meta:user-defined meta:name="Info 2">admin</meta:user-defined>
    <meta:user-defined meta:name="Info 3">301</meta:user-defined>
    <meta:user-defined meta:name="Info 4">stock.picking</meta:user-defined>
  </office:meta>
</office:document-meta>
</file>